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fo:text-align="center" style:justify-single-word="false"/>
    </style:style>
    <style:style style:name="P3" style:family="paragraph" style:parent-style-name="Standard">
      <style:paragraph-properties fo:margin-top="0.1665in" fo:margin-bottom="0.1665in" loext:contextual-spacing="false" fo:line-height="100%" fo:text-align="justify" style:justify-single-word="false"/>
    </style:style>
    <style:style style:name="P4" style:family="paragraph" style:parent-style-name="Standard">
      <style:paragraph-properties fo:margin-top="0.1665in" fo:margin-bottom="0.1665in" loext:contextual-spacing="false" fo:line-height="100%" fo:text-align="center" style:justify-single-word="false"/>
      <style:text-properties fo:font-size="28pt" style:font-size-asian="28pt" style:font-size-complex="28pt"/>
    </style:style>
    <style:style style:name="P5" style:family="paragraph" style:parent-style-name="Standard">
      <style:paragraph-properties fo:margin-top="0.1665in" fo:margin-bottom="0.1665in" loext:contextual-spacing="false" fo:line-height="100%"/>
      <style:text-properties fo:font-size="12pt" style:font-size-asian="12pt" style:font-size-complex="12pt"/>
    </style:style>
    <style:style style:name="P6" style:family="paragraph" style:parent-style-name="Standard">
      <style:paragraph-properties fo:margin-top="0.1665in" fo:margin-bottom="0.1665in" loext:contextual-spacing="false" fo:line-height="100%" fo:text-align="justify" style:justify-single-word="false"/>
      <style:text-properties fo:font-size="12pt" style:font-size-asian="12pt" style:font-size-complex="12pt"/>
    </style:style>
    <style:style style:name="P7" style:family="paragraph" style:parent-style-name="Standard" style:master-page-name="Standard">
      <style:paragraph-properties fo:margin-top="0.1665in" fo:margin-bottom="0.1665in" loext:contextual-spacing="false" fo:line-height="100%" style:page-number="1"/>
    </style:style>
    <style:style style:name="P8" style:family="paragraph" style:parent-style-name="Standard">
      <style:paragraph-properties fo:margin-left="0in" fo:margin-right="0in" fo:margin-top="0.1665in" fo:margin-bottom="0.1665in" loext:contextual-spacing="false" fo:line-height="100%" fo:text-align="justify" style:justify-single-word="false" fo:text-indent="0.5in" style:auto-text-indent="false"/>
    </style:style>
    <style:style style:name="T1" style:family="text">
      <style:text-properties fo:font-size="10pt" style:font-size-asian="10pt" style:font-size-complex="10pt"/>
    </style:style>
    <style:style style:name="T2" style:family="text">
      <style:text-properties fo:font-size="28pt" style:font-size-asian="28pt" style:font-size-complex="28pt"/>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FOREST Louison</text:span></text:p>
      <text:p text:style-name="P1"><text:span text:style-name="T1">MUHAMMAD Moeez-Ur-Rahman</text:span></text:p>
      <text:p text:style-name="P1"><text:span text:style-name="T1">ROBIN Inès</text:span></text:p>
      <text:p text:style-name="P4"/>
      <text:p text:style-name="P2"><text:span text:style-name="T2">RAPPORT DE PROJET</text:span></text:p>
      <text:p text:style-name="P5"/>
      <text:p text:style-name="P8"><text:span text:style-name="T3">Nous avions comme projet de réaliser une interface graphique pour un hôtel avec des contraintes définies dans l’énoncé, comme le type de chambre, comment sont-elles définies, avec une possibilité de gérer tout ce qui est la gestion des chambres, des clients, des réservations et des séjours. Au niveau du choix de l’interface graphique, nous avons pris celle ci car elle était parmis celles faisable à 3, et que c’était en soit quelque chose qui nous parlait de devoir gérer une interface de ce genre. </text:span></text:p>
      <text:p text:style-name="P3"><text:span text:style-name="T3"><text:s/></text:span></text:p>
      <text:p text:style-name="P8"><text:span text:style-name="T3">On a choisi de partir sur une interface graphique facilement accessible, avec une possibilité de naviguer entre les différentes pages de gestion assez simplement avec des boutons présents sur le haut de la fenêtre qui permettent de passer de la gestion par exemple des clients à celle des réservations en simplement un clic.</text:span></text:p>
      <text:p text:style-name="P3"><text:span text:style-name="T3">Pour l’accueil on a décidé de simplement faire une page d’accueil assez classique avec une photo de notre hôtel dans le fond et par-dessus les informations de notre hôtel, tel que son Nom, son adresse et la note de l’Hôtel qui évolue bien évidemment selon la note attribuée par un client et qui se met à jour.</text:span></text:p>
      <text:p text:style-name="P3"><text:span text:style-name="T3"><text:s/></text:span></text:p>
      <text:p text:style-name="P8"><text:span text:style-name="T3">Plus globalement nous avons décider de rester sur quelque chose d’assez soft, avec pas de couleur extravagante pour que l’interface puisse rester lisible et facile d’utilisation au niveau des couleurs de l’interface on est dans des couleurs et variantes de blanc et noir. On a disposé nos tableaux et zones de texte de manière assez aérée pour éviter d’avoir quelque chose de trop compact mais plutôt d’avoir vraiment une interface graphique facile d’utilisation pour la personne qui viendrait à l’utiliser. On a fait en sorte de mettre dans des JLabel les informations demandées par exemple la date de naissance avec son format pour éviter les confusions et permettre à l'utilisateur de pouvoir utiliser l’interface de la manière la plus simple possible tout en ayant tout de même toutes les fonctionnalités importées fonctionnelles. </text:span></text:p>
      <text:p text:style-name="P3"><text:span text:style-name="T3"><text:s/></text:span></text:p>
      <text:p text:style-name="P3"><text:span text:style-name="T3"><text:s text:c="7"/></text:span></text:p>
      <text:p text:style-name="P6"/>
      <text:p text:style-name="P3"><text:span text:style-name="T3"><text:s/><text:tab/>Nous avons différentes fonctionnalités de notre interface graphique, dans l’accueil on a simplement une photo dans le fond de l'hôtel, avec par-dessus des informations telles que le nom, l’adresse et la Note de l'hôtel. Au niveau de la réservation on peut ajouter ou retirer une réservation en précisant la date de début et de fin de celle-ci et en choisissant le type de chambre souhaité, ainsi que les options à ajouter puis valider ou annuler une réservation qui devient ainsi un séjour. Dans la partie séjour on peut sélectionner un client et son séjour, afficher les détails de celui-ci, ajouter des produits a celui-ci et en calculer le coût total, ensuite on peut clôturer le séjour. Aussi, dans la partie client, on peut ajouter un client par son nom, son prénom et son adresse email, on peut ajouter la note qu’il souhaite mettre à l’Hôtel, et si nécessaire, supprimer un client.</text:span></text:p>
      <text:p text:style-name="P8"><text:span text:style-name="T3">Avec cette interface graphique nous avons misé sur la facilité de celle ci, comme dit précédemment, tout est assez aéré tout est disposé et indiquer de sorte à ce que la personne manipulant l’interface puisse faire toutes les actions qu’elle veut sans avoir de blocage, de part notamment la gestion des erreurs que ce soit avec l’affichage de message indiquant l’erreur ou d’un pop-up ne permettant pas d’accéder à la demande de l’utilisateur. <text:line-break/><text:tab/>Pour vérifier la facilité d’utilisation et voir si les idées que nous avions eues étaient retransmises parfaitement dans l’interface, nous avons procédé à des test de par nous même quant à l’ajout de client, la suppression de client, l’utilisation des options et des produits, le tout d’une part grâce à une “base de donnée” fictive qui nous permettait de faire des tests, et d’autre part par les fonctionnalités directe proposées par l’interface (ajout de note, ajout/suppression de client etc..).</text:span></text:p>
      <text:p text:style-name="P6"/>
      <text:p text:style-name="P3"><text:span text:style-name="T3"><text:tab/>Au niveau des difficultées que nous avons pu rencontrer lors de la conception <text:s/>de l’interface graphique, comme on peut s’en douter les principales étaient au niveau des controller, pour ce qui était des actions les plus simples ça allait encore, mais lorsque ça se complique et qu’il fallait prendre en compte tout ce qui était en lien avec le MVC, il a fallu beaucoup de temps, de réflexion, et de debugging pour arriver à nos fins. De plus, au niveau des informations qui devaient être rafraîchies et calculées en temps réel c’était assez compliqué à gérer, notamment le nombre de produits pour qu’ils soient ajoutés et pris en compte lors du calcul du coût total du séjour, parfois on avait un code qui se lançait mais qui n’affichait pas les choses telles que nous le souhaitions il a fallu ajouter par exemples des System.out.print(“”) pour voir quelle partie du code était prise en compte et quelle partie n’était pas prise en compte, ce qui a pas parfois faciliter les avancées, lorsque des erreurs étaient clairement notifiées dans le terminal de notre environnement, il était beaucoup plus simple de se concentrer sur les éventuelles erreurs et corriger le tout de la bonne manière.<text:line-break/></text:span></text:p>
      <text:p text:style-name="P8"><text:span text:style-name="T3">Pour résoudre la majeur partie de nos problèmes et aussi rattraper le retard que nous avions sur les controllers, nous avons utilisé des ressources en ligne que nous avons eu du mal à trouver mais qui ont été une aide précieuse, que ce soit des vidéos de projet ou simplement la programmation en java swing pour réussir à comprendre des choses, ou des sites internet permettant de comprendre l’utilisation du gridLayout, on a su être épaulés des ressources disponibles en ligne et avons su avancer dans la conception de ce projet.</text:span></text:p>
      <text:p text:style-name="P6"/>
      <text:p text:style-name="P6"/>
      <text:p text:style-name="P8"><text:span text:style-name="T3">Pour conclure, ce projet à été enrichissant pour nous dans le travail d’équipe et de cohésion, la répartition des tâches sur des points divers et variés, selon où les personnes du groupes avaient des facilités et parfois même dans la difficulté mais cela nous a permis d’apprendre et de comprendre davantage la manière dont fonctionne la structure MVC en Java. Nous avons essayé de rester le plus sobre possible a travers cette interface graphique pour obtenir quelque chose <text:s/>facile d’accès et de compréhensible pour tout type de personne. Globalement l’interface est assez efficace pour toute les actions les plus primitives, cependant on peut clairement l’améliorer dans le futur, selon nous, les points qui peuvent changer dans le meilleur, sont d’une part tout l’aspect visuel pour offrir quelque chose de plus chaleureux, d’un point de vue design il y a clairement des choses à mieux faire, aussi je pense qu’au niveau de la navigation dans l’interface graphique il y a des améliorations possibles à fournir, mais globalement tout peut s’améliorer avec le temps comme tout le monde, mais pour ce qu’il en est, il s'avère qu’elle est capable de répondre à des contraintes, permets de réaliser des actions et en voir les “conséquences” rafraîchies directement à l'appui de boutons.</text:span></text:p>
      <text:p text:style-name="P5"/>
      <text:p text:style-name="P5"/>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1139" meta:character-count="6886" meta:non-whitespace-character-count="5740"/>
    <meta:generator>LibreOfficeDev/6.0.5.2$Linux_X86_64 LibreOffice_project/</meta:generator>
  </office:meta>
</office:document-meta>
</file>